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1e8e05" officeooo:paragraph-rsid="001e8e05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f7d15" officeooo:paragraph-rsid="001f7d15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347c" officeooo:paragraph-rsid="001b347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f7d15" officeooo:paragraph-rsid="001f7d1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20fd4" officeooo:paragraph-rsid="00220fd4" style:font-weight-asian="normal" style:font-weight-complex="normal"/>
    </style:style>
    <style:style style:name="T1" style:family="text">
      <style:text-properties style:text-position="0% 100%" fo:font-size="14pt" style:font-size-asian="14pt" style:font-size-complex="14pt"/>
    </style:style>
    <style:style style:name="T2" style:family="text">
      <style:text-properties fo:font-weight="normal" officeooo:rsid="001e8e05" style:font-weight-asian="normal" style:font-weight-complex="normal"/>
    </style:style>
    <style:style style:name="T3" style:family="text">
      <style:text-properties officeooo:rsid="00220f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aso de Uso Textual</text:span><text:span text:style-name="T2"> </text:span></text:p>
      <text:p text:style-name="P1"/>
      <text:p text:style-name="P2">1. O usuário abre o software;</text:p>
      <text:p text:style-name="P2">2. Seleciona o número que deseja efetuar uma operação;</text:p>
      <text:p text:style-name="P5">3. O usuário pode memorizar este número através da tecla M+;</text:p>
      <text:p text:style-name="P5">4. Pode utilizar o número guardado na memória para subtraí-lo de um número que estiver selecionado através da tecla M-;</text:p>
      <text:p text:style-name="P5">5. O usuário pode exibir o número armazenado na memória através da tecla MR;</text:p>
      <text:p text:style-name="P5">6. O usuário pode excluir o número armazenado na memória através da tecla MC;</text:p>
      <text:p text:style-name="P2"><text:span text:style-name="T3">8</text:span>. <text:span text:style-name="T3">Depois de escolher um número qualquer o usuário</text:span> <text:span text:style-name="T3">s</text:span>eleciona entre quatro operações: soma, subtração, multiplicação e divisão;</text:p>
      <text:p text:style-name="P2"><text:span text:style-name="T3">9</text:span>. Seleciona o segundo número que realizará a operação;</text:p>
      <text:p text:style-name="P2"><text:span text:style-name="T3">10</text:span>. Seleciona o botão de igualdade (=), para obter o resultado;</text:p>
      <text:p text:style-name="P2"><text:span text:style-name="T3">11</text:span>. O resultado é exibido na calculadora;</text:p>
      <text:p text:style-name="P2"><text:span text:style-name="T3">12</text:span>. Utilize a tecla C para esvaziar e repetir o processo (se desejado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21:12:43.729899029</meta:creation-date>
    <dc:date>2016-04-20T16:07:52.744552448</dc:date>
    <meta:editing-duration>PT56M29S</meta:editing-duration>
    <meta:editing-cycles>8</meta:editing-cycles>
    <meta:generator>LibreOffice/4.4.2.2$Linux_x86 LibreOffice_project/40m0$Build-2</meta:generator>
    <meta:document-statistic meta:table-count="0" meta:image-count="0" meta:object-count="0" meta:page-count="1" meta:paragraph-count="12" meta:word-count="136" meta:character-count="791" meta:non-whitespace-character-count="666"/>
  </office:meta>
</office:document-meta>
</file>